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0.107cm"/>
    </style:style>
    <style:style style:name="Table1.B" style:family="table-column">
      <style:table-column-properties style:column-width="6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56ec92" officeooo:paragraph-rsid="0056ec92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56ec92" officeooo:paragraph-rsid="0056ec92"/>
    </style:style>
    <style:style style:name="P3" style:family="paragraph" style:parent-style-name="Standard">
      <style:paragraph-properties fo:text-align="start" style:justify-single-word="false"/>
      <style:text-properties officeooo:rsid="0009c114" officeooo:paragraph-rsid="0009c114"/>
    </style:style>
    <style:style style:name="P4" style:family="paragraph" style:parent-style-name="Standard">
      <style:paragraph-properties fo:text-align="start" style:justify-single-word="false"/>
      <style:text-properties style:font-name="Liberation Mono" officeooo:rsid="0007eb1f" officeooo:paragraph-rsid="004c05ff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rsid="0009c114" officeooo:paragraph-rsid="004c05ff"/>
    </style:style>
    <style:style style:name="P6" style:family="paragraph" style:parent-style-name="Standard">
      <style:paragraph-properties fo:text-align="start" style:justify-single-word="false"/>
      <style:text-properties style:font-name="Liberation Mono" officeooo:rsid="0018a4cb" officeooo:paragraph-rsid="004c05ff"/>
    </style:style>
    <style:style style:name="P7" style:family="paragraph" style:parent-style-name="Standard">
      <style:paragraph-properties fo:text-align="start" style:justify-single-word="false"/>
      <style:text-properties style:font-name="Liberation Mono" officeooo:rsid="0013ac8a" officeooo:paragraph-rsid="004c05ff"/>
    </style:style>
    <style:style style:name="P8" style:family="paragraph" style:parent-style-name="Standard">
      <style:paragraph-properties fo:text-align="start" style:justify-single-word="false"/>
      <style:text-properties style:font-name="Liberation Mono" officeooo:rsid="00269e17" officeooo:paragraph-rsid="004c05ff"/>
    </style:style>
    <style:style style:name="P9" style:family="paragraph" style:parent-style-name="Standard">
      <style:paragraph-properties fo:text-align="start" style:justify-single-word="false"/>
      <style:text-properties fo:font-weight="bold" officeooo:rsid="004dcdfe" officeooo:paragraph-rsid="004dcdf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c114" officeooo:paragraph-rsid="0009c11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70a2db" officeooo:paragraph-rsid="0070a2d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9c114" officeooo:paragraph-rsid="0009c11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7eb1f" officeooo:paragraph-rsid="0007eb1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6906c8" officeooo:paragraph-rsid="006906c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4bc4fa" officeooo:paragraph-rsid="004bc4f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dcdfe" officeooo:paragraph-rsid="004dcdf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569474" officeooo:paragraph-rsid="0056947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852527" officeooo:paragraph-rsid="008525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95e0ad" officeooo:paragraph-rsid="0095e0a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6906c8" officeooo:paragraph-rsid="006906c8"/>
    </style:style>
    <style:style style:name="P21" style:family="paragraph" style:parent-style-name="Standard">
      <style:paragraph-properties fo:text-align="start" style:justify-single-word="false"/>
      <style:text-properties style:font-name="DejaVu Sans Mono" officeooo:rsid="0007eb1f" officeooo:paragraph-rsid="0007eb1f"/>
    </style:style>
    <style:style style:name="P22" style:family="paragraph" style:parent-style-name="Standard">
      <style:paragraph-properties fo:text-align="start" style:justify-single-word="false"/>
      <style:text-properties style:font-name="DejaVu Sans Mono" officeooo:rsid="0095e0ad" officeooo:paragraph-rsid="0095e0ad"/>
    </style:style>
    <style:style style:name="P23" style:family="paragraph" style:parent-style-name="Standard">
      <style:paragraph-properties fo:text-align="start" style:justify-single-word="false"/>
      <style:text-properties style:font-name="DejaVu Sans Mono" officeooo:rsid="006906c8" officeooo:paragraph-rsid="0095e0ad"/>
    </style:style>
    <style:style style:name="P24" style:family="paragraph" style:parent-style-name="Standard">
      <style:paragraph-properties fo:text-align="start" style:justify-single-word="false"/>
      <style:text-properties officeooo:rsid="00911ebf" officeooo:paragraph-rsid="00852527"/>
    </style:style>
    <style:style style:name="P25" style:family="paragraph" style:parent-style-name="Standard">
      <style:paragraph-properties fo:text-align="center" style:justify-single-word="false"/>
      <style:text-properties officeooo:rsid="0007eb1f" officeooo:paragraph-rsid="0007eb1f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6906c8" officeooo:paragraph-rsid="0095e0ad" style:font-weight-asian="normal" style:font-weight-complex="normal"/>
    </style:style>
    <style:style style:name="P27" style:family="paragraph" style:parent-style-name="Table_20_Heading">
      <style:text-properties officeooo:rsid="004c05ff" officeooo:paragraph-rsid="004c05ff"/>
    </style:style>
    <style:style style:name="P28" style:family="paragraph" style:parent-style-name="Table_20_Contents">
      <style:paragraph-properties fo:text-align="start" style:justify-single-word="false"/>
      <style:text-properties officeooo:rsid="004c05ff" officeooo:paragraph-rsid="004c05ff"/>
    </style:style>
    <style:style style:name="P29" style:family="paragraph" style:parent-style-name="Table_20_Contents">
      <style:paragraph-properties fo:text-align="start" style:justify-single-word="false"/>
      <style:text-properties officeooo:rsid="004c05ff" officeooo:paragraph-rsid="0077b935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officeooo:rsid="004eb811" officeooo:paragraph-rsid="004eb811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officeooo:rsid="0054b461" officeooo:paragraph-rsid="0054b461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officeooo:rsid="00569474" officeooo:paragraph-rsid="00569474"/>
    </style:style>
    <style:style style:name="P33" style:family="paragraph" style:parent-style-name="Table_20_Contents">
      <style:paragraph-properties fo:text-align="start" style:justify-single-word="false"/>
      <style:text-properties style:font-name="DejaVu Sans Mono" officeooo:rsid="0070a2db" officeooo:paragraph-rsid="0070a2db"/>
    </style:style>
    <style:style style:name="P34" style:family="paragraph" style:parent-style-name="Table_20_Contents">
      <style:paragraph-properties fo:text-align="start" style:justify-single-word="false"/>
      <style:text-properties officeooo:rsid="0070a2db" officeooo:paragraph-rsid="0070a2db"/>
    </style:style>
    <style:style style:name="P35" style:family="paragraph" style:parent-style-name="Table_20_Contents">
      <style:paragraph-properties fo:text-align="start" style:justify-single-word="false"/>
      <style:text-properties officeooo:rsid="004eb811" officeooo:paragraph-rsid="00761f68"/>
    </style:style>
    <style:style style:name="P36" style:family="paragraph" style:parent-style-name="Table_20_Contents">
      <style:paragraph-properties fo:text-align="start" style:justify-single-word="false"/>
      <style:text-properties officeooo:rsid="004eb811" officeooo:paragraph-rsid="004eb811"/>
    </style:style>
    <style:style style:name="P37" style:family="paragraph" style:parent-style-name="Table_20_Contents">
      <style:paragraph-properties fo:text-align="start" style:justify-single-word="false"/>
      <style:text-properties officeooo:rsid="00761f68" officeooo:paragraph-rsid="00761f68"/>
    </style:style>
    <style:style style:name="P38" style:family="paragraph" style:parent-style-name="Table_20_Contents">
      <style:paragraph-properties fo:text-align="start" style:justify-single-word="false"/>
      <style:text-properties officeooo:rsid="0077b935" officeooo:paragraph-rsid="0077b935"/>
    </style:style>
    <style:style style:name="P39" style:family="paragraph" style:parent-style-name="Table_20_Contents">
      <style:paragraph-properties fo:text-align="start" style:justify-single-word="false"/>
      <style:text-properties officeooo:rsid="0078e443" officeooo:paragraph-rsid="0078e443"/>
    </style:style>
    <style:style style:name="P40" style:family="paragraph" style:parent-style-name="Table_20_Contents">
      <style:paragraph-properties fo:text-align="start" style:justify-single-word="false"/>
      <style:text-properties officeooo:rsid="0079aebb" officeooo:paragraph-rsid="0079aebb"/>
    </style:style>
    <style:style style:name="P41" style:family="paragraph" style:parent-style-name="Table_20_Contents">
      <style:paragraph-properties fo:text-align="start" style:justify-single-word="false"/>
      <style:text-properties officeooo:rsid="0079be67" officeooo:paragraph-rsid="0079be67"/>
    </style:style>
    <style:style style:name="P42" style:family="paragraph" style:parent-style-name="Table_20_Contents">
      <style:paragraph-properties fo:text-align="start" style:justify-single-word="false"/>
      <style:text-properties officeooo:rsid="0054b461" officeooo:paragraph-rsid="0054b461"/>
    </style:style>
    <style:style style:name="P43" style:family="paragraph" style:parent-style-name="Table_20_Contents">
      <style:paragraph-properties fo:text-align="start" style:justify-single-word="false"/>
      <style:text-properties officeooo:rsid="00569474" officeooo:paragraph-rsid="00569474"/>
    </style:style>
    <style:style style:name="P44" style:family="paragraph" style:parent-style-name="Table_20_Contents">
      <style:paragraph-properties fo:text-align="start" style:justify-single-word="false"/>
      <style:text-properties officeooo:rsid="007af915" officeooo:paragraph-rsid="007af915"/>
    </style:style>
    <style:style style:name="P45" style:family="paragraph" style:parent-style-name="Table_20_Contents">
      <style:paragraph-properties fo:text-align="start" style:justify-single-word="false"/>
      <style:text-properties officeooo:rsid="007b9e25" officeooo:paragraph-rsid="007b9e25"/>
    </style:style>
    <style:style style:name="P46" style:family="paragraph" style:parent-style-name="Table_20_Contents">
      <style:paragraph-properties fo:text-align="start" style:justify-single-word="false"/>
      <style:text-properties officeooo:rsid="007bea20" officeooo:paragraph-rsid="007bea20"/>
    </style:style>
    <style:style style:name="P47" style:family="paragraph" style:parent-style-name="Table_20_Contents">
      <style:paragraph-properties fo:text-align="start" style:justify-single-word="false"/>
      <style:text-properties officeooo:rsid="008fdcd8" officeooo:paragraph-rsid="008fdcd8"/>
    </style:style>
    <style:style style:name="P48" style:family="paragraph" style:parent-style-name="Table_20_Contents">
      <style:paragraph-properties fo:text-align="start" style:justify-single-word="false"/>
      <style:text-properties officeooo:rsid="0090c054" officeooo:paragraph-rsid="0090c054"/>
    </style:style>
    <style:style style:name="T1" style:family="text">
      <style:text-properties officeooo:rsid="0011b939"/>
    </style:style>
    <style:style style:name="T2" style:family="text">
      <style:text-properties officeooo:rsid="0013ac8a"/>
    </style:style>
    <style:style style:name="T3" style:family="text">
      <style:text-properties officeooo:rsid="00157445"/>
    </style:style>
    <style:style style:name="T4" style:family="text">
      <style:text-properties officeooo:rsid="001680a9"/>
    </style:style>
    <style:style style:name="T5" style:family="text">
      <style:text-properties officeooo:rsid="002eab34"/>
    </style:style>
    <style:style style:name="T6" style:family="text">
      <style:text-properties officeooo:rsid="004c05ff"/>
    </style:style>
    <style:style style:name="T7" style:family="text">
      <style:text-properties officeooo:rsid="004feed9"/>
    </style:style>
    <style:style style:name="T8" style:family="text">
      <style:text-properties officeooo:rsid="00536d12"/>
    </style:style>
    <style:style style:name="T9" style:family="text">
      <style:text-properties officeooo:rsid="0056de07"/>
    </style:style>
    <style:style style:name="T10" style:family="text">
      <style:text-properties officeooo:rsid="0058f935"/>
    </style:style>
    <style:style style:name="T11" style:family="text">
      <style:text-properties fo:font-size="16pt" fo:font-weight="normal" style:font-weight-asian="normal" style:font-weight-complex="normal"/>
    </style:style>
    <style:style style:name="T12" style:family="text">
      <style:text-properties fo:font-size="16pt" fo:font-weight="normal" officeooo:rsid="004bc4f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ff294" style:font-weight-asian="bold" style:font-weight-complex="bold"/>
    </style:style>
    <style:style style:name="T15" style:family="text">
      <style:text-properties fo:font-weight="bold" officeooo:rsid="00761f68" style:font-weight-asian="bold" style:font-weight-complex="bold"/>
    </style:style>
    <style:style style:name="T16" style:family="text">
      <style:text-properties fo:font-weight="bold" officeooo:rsid="007af915" style:font-weight-asian="bold" style:font-weight-complex="bold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officeooo:rsid="006ac8a2"/>
    </style:style>
    <style:style style:name="T19" style:family="text">
      <style:text-properties style:font-name="DejaVu Sans Mono" officeooo:rsid="006c85c8"/>
    </style:style>
    <style:style style:name="T20" style:family="text">
      <style:text-properties style:font-name="DejaVu Sans Mono" officeooo:rsid="0070e09d"/>
    </style:style>
    <style:style style:name="T21" style:family="text">
      <style:text-properties style:font-name="DejaVu Sans Mono" officeooo:rsid="00723033"/>
    </style:style>
    <style:style style:name="T22" style:family="text">
      <style:text-properties style:font-name="DejaVu Sans Mono" officeooo:rsid="007449de"/>
    </style:style>
    <style:style style:name="T23" style:family="text">
      <style:text-properties style:font-name="DejaVu Sans Mono" officeooo:rsid="0077b935"/>
    </style:style>
    <style:style style:name="T24" style:family="text">
      <style:text-properties style:font-name="DejaVu Sans Mono" officeooo:rsid="0079aebb"/>
    </style:style>
    <style:style style:name="T25" style:family="text">
      <style:text-properties style:font-name="DejaVu Sans Mono" officeooo:rsid="007ea0c4"/>
    </style:style>
    <style:style style:name="T26" style:family="text">
      <style:text-properties style:font-name="DejaVu Sans Mono" officeooo:rsid="008de9e2"/>
    </style:style>
    <style:style style:name="T27" style:family="text">
      <style:text-properties fo:font-weight="normal" officeooo:rsid="006ff294" style:font-weight-asian="normal" style:font-weight-complex="normal"/>
    </style:style>
    <style:style style:name="T28" style:family="text">
      <style:text-properties officeooo:rsid="006e25e1"/>
    </style:style>
    <style:style style:name="T29" style:family="text">
      <style:text-properties officeooo:rsid="00761f68"/>
    </style:style>
    <style:style style:name="T30" style:family="text">
      <style:text-properties officeooo:rsid="00811151"/>
    </style:style>
    <style:style style:name="T31" style:family="text">
      <style:text-properties officeooo:rsid="00820a85"/>
    </style:style>
    <style:style style:name="T32" style:family="text">
      <style:text-properties officeooo:rsid="0082c826"/>
    </style:style>
    <style:style style:name="T33" style:family="text">
      <style:text-properties officeooo:rsid="008fdcd8"/>
    </style:style>
    <style:style style:name="T34" style:family="text">
      <style:text-properties officeooo:rsid="00906aa5"/>
    </style:style>
    <style:style style:name="T35" style:family="text">
      <style:text-properties officeooo:rsid="0090c054"/>
    </style:style>
    <style:style style:name="T36" style:family="text">
      <style:text-properties officeooo:rsid="0095e0ad"/>
    </style:style>
    <style:style style:name="T37" style:family="text">
      <style:text-properties officeooo:rsid="0097d608"/>
    </style:style>
    <style:style style:name="T38" style:family="text">
      <style:text-properties officeooo:rsid="009810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1">Getting to know you</text:span><text:span text:style-name="T12">r</text:span><text:span text:style-name="T11"> machine </text:span><text:span text:style-name="T12">and account</text:span></text:p>
      <text:p text:style-name="P15"><text:span text:style-name="T38">Dated 30-October-2019</text:span></text:p>
      <text:p text:style-name="P13"/>
      <text:p text:style-name="P14">Packages needed <text:span text:style-name="T28">for this session</text:span>:</text:p>
      <text:p text:style-name="P14"/>
      <text:p text:style-name="P20"><text:span text:style-name="T17">hwinfo, lshw, fdisk, </text:span><text:span text:style-name="T18">memtester, hardinfo, util-linux, </text:span><text:span text:style-name="T19">clinfo, </text:span><text:span text:style-name="T20">net-tools, </text:span><text:span text:style-name="T21">coreutils, </text:span><text:span text:style-name="T22">procps, </text:span><text:span text:style-name="T23">pciutils, </text:span><text:span text:style-name="T24">dmidecode, </text:span><text:span text:style-name="T25">lsb-release, </text:span><text:span text:style-name="T26">hdparm</text:span><text:span text:style-name="T25"> </text:span></text:p>
      <text:p text:style-name="P21"/>
      <text:p text:style-name="P22">Use “sudo apt-get install &lt;package&gt;” to install the above packages. </text:p>
      <text:p text:style-name="P21"/>
      <text:p text:style-name="P26">To search for which package a <text:span text:style-name="T36">particular </text:span>executable came from:</text:p>
      <text:p text:style-name="P23"><text:tab/>/<text:span text:style-name="T30">usr/bin/</text:span>sudo apt-get install apt-file</text:p>
      <text:p text:style-name="P23"><text:tab/>/<text:span text:style-name="T30">usr/bin/</text:span>sudo apt-file update</text:p>
      <text:p text:style-name="P23"><text:tab/>/<text:span text:style-name="T31">usr/bin/</text:span>apt-file search &lt;executable&gt;</text:p>
      <text:p text:style-name="P21"/>
      <text:p text:style-name="P12">1. Hardware of the machine</text:p>
      <text:p text:style-name="P3"/>
      <text:p text:style-name="P3"><text:span text:style-name="T6">This module is to let you know about the following peices of hardware you have in your machine: </text:span>CPU, Memory, Hard Disks, Graphics Card, <text:span text:style-name="T2">Monitor</text:span> Network Cards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7">Command</text:p>
            </table:table-cell>
            <table:table-cell table:style-name="Table1.B1" office:value-type="string">
              <text:p text:style-name="P27">Remarks</text:p>
            </table:table-cell>
          </table:table-row>
        </table:table-header-rows>
        <table:table-row>
          <table:table-cell table:style-name="Table1.A2" office:value-type="string">
            <text:p text:style-name="P5">/<text:span text:style-name="T1">usr/sbin/</text:span>hwinfo</text:p>
          </table:table-cell>
          <table:table-cell table:style-name="Table1.B2" office:value-type="string">
            <text:p text:style-name="P28">Redirect the output to a file and read it. This is a long and comprehensive listing of hardware.</text:p>
            <text:p text:style-name="P38">Package: <text:span text:style-name="T13">hwinfo</text:span></text:p>
          </table:table-cell>
        </table:table-row>
        <table:table-row>
          <table:table-cell table:style-name="Table1.A2" office:value-type="string">
            <text:p text:style-name="P5">/<text:span text:style-name="T3">usr/bin/lshw</text:span></text:p>
          </table:table-cell>
          <table:table-cell table:style-name="Table1.B2" office:value-type="string">
            <text:p text:style-name="P29">Redirect the output to a file and read it. This is a brief listing of hardware.</text:p>
            <text:p text:style-name="P38">Package: <text:span text:style-name="T13">lshw</text:span></text:p>
          </table:table-cell>
        </table:table-row>
        <table:table-row>
          <table:table-cell table:style-name="Table1.A2" office:value-type="string">
            <text:p text:style-name="P5"><text:span text:style-name="T1">/bin/cat </text:span>/proc/cpuinfo</text:p>
          </table:table-cell>
          <table:table-cell table:style-name="Table1.B2" office:value-type="string">
            <text:p text:style-name="P28">Explore what cpu you have, how many cores, speed, cache memory etc.,</text:p>
          </table:table-cell>
        </table:table-row>
        <table:table-row>
          <table:table-cell table:style-name="Table1.A2" office:value-type="string">
            <text:p text:style-name="P6">/<text:span text:style-name="T32">usr/bin/</text:span>sudo /sbin/fdisk -l</text:p>
          </table:table-cell>
          <table:table-cell table:style-name="Table1.B2" office:value-type="string">
            <text:p text:style-name="P28">Use with care. One can use fdisk to edit partitions, format etc., so be careful with this command. </text:p>
            <text:p text:style-name="P38">Package: <text:span text:style-name="T13">fdisk</text:span></text:p>
          </table:table-cell>
        </table:table-row>
        <table:table-row>
          <table:table-cell table:style-name="Table1.A2" office:value-type="string">
            <text:p text:style-name="P5"><text:span text:style-name="T1">/bin/cat </text:span>/proc/partitions</text:p>
          </table:table-cell>
          <table:table-cell table:style-name="Table1.B2" office:value-type="string">
            <text:p text:style-name="P28">List the partitions mounted. Use the command <text:span text:style-name="T13">mount </text:span><text:span text:style-name="T27">or</text:span><text:span text:style-name="T14"> df</text:span> to see similar information.</text:p>
          </table:table-cell>
        </table:table-row>
        <table:table-row>
          <table:table-cell table:style-name="Table1.A2" office:value-type="string">
            <text:p text:style-name="P5">/<text:span text:style-name="T5">bin/lsblk -o NAME,SIZE</text:span></text:p>
          </table:table-cell>
          <table:table-cell table:style-name="Table1.B2" office:value-type="string">
            <text:p text:style-name="P28">Figure out the device and the partitions being used for storage in your machine.</text:p>
          </table:table-cell>
        </table:table-row>
        <table:table-row>
          <table:table-cell table:style-name="Table1.A2" office:value-type="string">
            <text:p text:style-name="P5">/<text:span text:style-name="T1">usr/bin/lspci</text:span></text:p>
          </table:table-cell>
          <table:table-cell table:style-name="Table1.B2" office:value-type="string">
            <text:p text:style-name="P28">Explore what hardware components <text:soft-page-break/>are associated with the PCI bus.</text:p>
            <text:p text:style-name="P38">Package: <text:span text:style-name="T13">pciutils</text:span></text:p>
          </table:table-cell>
        </table:table-row>
        <table:table-row>
          <table:table-cell table:style-name="Table1.A2" office:value-type="string">
            <text:p text:style-name="P7">/<text:span text:style-name="T30">bin/</text:span>grep “CardName” /var/log/Xorg.0.log </text:p>
          </table:table-cell>
          <table:table-cell table:style-name="Table1.B2" office:value-type="string">
            <text:p text:style-name="P28">Use the output of lspci to know the name of the graphics card you have. Use that name to search for details in the log file.</text:p>
          </table:table-cell>
        </table:table-row>
        <table:table-row>
          <table:table-cell table:style-name="Table1.A2" office:value-type="string">
            <text:p text:style-name="P5">/<text:span text:style-name="T1">usr/bin/top</text:span></text:p>
          </table:table-cell>
          <table:table-cell table:style-name="Table1.B2" office:value-type="string">
            <text:p text:style-name="P28">Press q to quit. Watch the listing of processes while you open other applications and close them. Explore the meaning of numbers shown in the header of the screen.</text:p>
            <text:p text:style-name="P39">Package: <text:span text:style-name="T13">procps</text:span></text:p>
          </table:table-cell>
        </table:table-row>
        <table:table-row>
          <table:table-cell table:style-name="Table1.A2" office:value-type="string">
            <text:p text:style-name="P5">/<text:span text:style-name="T1">bin/df -h</text:span></text:p>
          </table:table-cell>
          <table:table-cell table:style-name="Table1.B2" office:value-type="string">
            <text:p text:style-name="P28">Explore other options of df to display the details on filesystems mounted.</text:p>
            <text:p text:style-name="P40">Package: <text:span text:style-name="T13">coreutils</text:span></text:p>
          </table:table-cell>
        </table:table-row>
        <table:table-row>
          <table:table-cell table:style-name="Table1.A2" office:value-type="string">
            <text:p text:style-name="P4">/<text:span text:style-name="T4">usr/bin/lshw -c display</text:span></text:p>
          </table:table-cell>
          <table:table-cell table:style-name="Table1.B2" office:value-type="string">
            <text:p text:style-name="P28">Explore other sections under which lshw gives the output.</text:p>
            <text:p text:style-name="P39">Package: <text:span text:style-name="T13">lshw</text:span></text:p>
          </table:table-cell>
        </table:table-row>
        <table:table-row>
          <table:table-cell table:style-name="Table1.A2" office:value-type="string">
            <text:p text:style-name="P8">/<text:span text:style-name="T30">bin/</text:span>dmesg</text:p>
          </table:table-cell>
          <table:table-cell table:style-name="Table1.B2" office:value-type="string">
            <text:p text:style-name="P28">Redirect the output to a file and read it. </text:p>
            <text:p text:style-name="P37">Package: <text:span text:style-name="T13">util-linux</text:span></text:p>
          </table:table-cell>
        </table:table-row>
      </table:table>
      <text:p text:style-name="P3"/>
      <text:p text:style-name="P3"/>
      <text:p text:style-name="P9">Further exploration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/usr/bin/free</text:p>
          </table:table-cell>
          <table:table-cell table:style-name="Table2.B1" office:value-type="string">
            <text:p text:style-name="P35">Use with option -h for human readable format of free and used memory. </text:p>
            <text:p text:style-name="P35"><text:span text:style-name="T29">Package: </text:span><text:span text:style-name="T15">procps</text:span></text:p>
          </table:table-cell>
        </table:table-row>
        <table:table-row>
          <table:table-cell table:style-name="Table2.A2" office:value-type="string">
            <text:p text:style-name="P30">/<text:span text:style-name="T32">usr/bin/</text:span>sudo /usr/sbin/dmidecode --type memory</text:p>
          </table:table-cell>
          <table:table-cell table:style-name="Table2.B2" office:value-type="string">
            <text:p text:style-name="P36">Explore what type of memory you have, of what speed etc., Explore what other types of hardware this command can give you details about. Redirect the output to a file and read it.</text:p>
            <text:p text:style-name="P40">Package: <text:span text:style-name="T13">dmidecode</text:span></text:p>
          </table:table-cell>
        </table:table-row>
        <table:table-row>
          <table:table-cell table:style-name="Table2.A2" office:value-type="string">
            <text:p text:style-name="P30">/usr/sbin/memtester <text:span text:style-name="T7">24M 2</text:span></text:p>
          </table:table-cell>
          <table:table-cell table:style-name="Table2.B2" office:value-type="string">
            <text:p text:style-name="P36">Install this from the package “memtester”. Check for any errors in your memory. <text:span text:style-name="T7">In the command given, 24MB of data and 2 iterations are being used to make this test.</text:span></text:p>
            <text:p text:style-name="P41">Package: <text:span text:style-name="T13">memtester</text:span></text:p>
          </table:table-cell>
        </table:table-row>
        <table:table-row>
          <table:table-cell table:style-name="Table2.A2" office:value-type="string">
            <text:p text:style-name="P31">/<text:span text:style-name="T32">usr/bin/</text:span>hardinfo</text:p>
          </table:table-cell>
          <table:table-cell table:style-name="Table2.B2" office:value-type="string">
            <text:p text:style-name="P42">Install package “hardinfo” to get this tool which has a graphical user interface and can export a report of your hardware.</text:p>
            <text:p text:style-name="P41">Package: <text:span text:style-name="T13">hardinfo</text:span></text:p>
          </table:table-cell>
        </table:table-row>
        <table:table-row>
          <table:table-cell table:style-name="Table2.A2" office:value-type="string">
            <text:p text:style-name="P32">/<text:span text:style-name="T32">usr/bin/</text:span>upower</text:p>
          </table:table-cell>
          <table:table-cell table:style-name="Table2.B2" office:value-type="string">
            <text:p text:style-name="P43">Run with -e option to see which option to be <text:soft-page-break/>used for &lt;battery&gt; (the one containing the string BAT). Run “upower -i &lt;battery&gt;” to see the status of your battery. </text:p>
            <text:p text:style-name="P41">Package: <text:span text:style-name="T16">upower</text:span></text:p>
          </table:table-cell>
        </table:table-row>
        <table:table-row>
          <table:table-cell table:style-name="Table2.A2" office:value-type="string">
            <text:p text:style-name="P32"><text:span text:style-name="T10">/usr/bin/l</text:span>scpu</text:p>
          </table:table-cell>
          <table:table-cell table:style-name="Table2.B2" office:value-type="string">
            <text:p text:style-name="P43">List CPU information of the machine.</text:p>
            <text:p text:style-name="P44">Package: <text:span text:style-name="T13">util-linux</text:span></text:p>
          </table:table-cell>
        </table:table-row>
        <table:table-row>
          <table:table-cell table:style-name="Table2.A2" office:value-type="string">
            <text:p text:style-name="P32">/<text:span text:style-name="T32">usr/bin/</text:span>sudo /<text:span text:style-name="T32">usr/bin/</text:span>clinfo</text:p>
          </table:table-cell>
          <table:table-cell table:style-name="Table2.B2" office:value-type="string">
            <text:p text:style-name="P43">See the capabilities of CPU and GPU to run OpenCL codes. </text:p>
            <text:p text:style-name="P45">Package: <text:span text:style-name="T13">clinfo</text:span></text:p>
          </table:table-cell>
        </table:table-row>
        <table:table-row>
          <table:table-cell table:style-name="Table2.A2" office:value-type="string">
            <text:p text:style-name="P32">/<text:span text:style-name="T33">sbin/hdparm -Tt /dev/sda</text:span></text:p>
            <text:p text:style-name="P32">/<text:span text:style-name="T34">sbin/hdparm -v /dev/sda</text:span></text:p>
          </table:table-cell>
          <table:table-cell table:style-name="Table2.B2" office:value-type="string">
            <text:p text:style-name="P47">get/set IDE SATA parameters</text:p>
            <text:p text:style-name="P47">Package: <text:span text:style-name="T13">hdparm</text:span></text:p>
          </table:table-cell>
        </table:table-row>
        <table:table-row>
          <table:table-cell table:style-name="Table2.A2" office:value-type="string">
            <text:p text:style-name="P32">/<text:span text:style-name="T35">usr/bin/iostat -dx /dev/sda</text:span></text:p>
          </table:table-cell>
          <table:table-cell table:style-name="Table2.B2" office:value-type="string">
            <text:p text:style-name="P48">Report CPU and I/O statistics.</text:p>
            <text:p text:style-name="P48">Package: <text:span text:style-name="T13">sysstat</text:span></text:p>
          </table:table-cell>
        </table:table-row>
      </table:table>
      <text:p text:style-name="P10"/>
      <text:p text:style-name="P11">Configurations: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/sbin/ifconfig</text:p>
          </table:table-cell>
          <table:table-cell table:style-name="Table6.B1" office:value-type="string">
            <text:p text:style-name="P34">Configuration of network interface.</text:p>
            <text:p text:style-name="P46">Package: <text:span text:style-name="T13">net-tools</text:span></text:p>
          </table:table-cell>
        </table:table-row>
      </table:table>
      <text:p text:style-name="P11"/>
      <text:p text:style-name="P10"/>
      <text:p text:style-name="P9">Home work:</text:p>
      <text:p text:style-name="P9"/>
      <text:p text:style-name="P16">[1] Make a listing of the hard ware components you have in your laptop. </text:p>
      <text:p text:style-name="P16">[2] Look up internet and identify other variants or models of each of the hardware components. Critically compare the specs with the ones you have in your machine <text:span text:style-name="T8">in a tabular fashion.</text:span></text:p>
      <text:p text:style-name="P17">[3] <text:span text:style-name="T9">List the CPU and GPU capabilities of your machine in GigaFlops as per theoretical or vendor provided specs. You don’t have to do any benchmarking yourself for this information.</text:span></text:p>
      <text:p text:style-name="P18">[4] Count the number of packages installed on your OS.</text:p>
      <text:p text:style-name="P19">[5] Find out the difference in the IP configuration of your machine when you connect your laptop using wired LAN in the hostel room and over WiFi using <text:span text:style-name="T38">the campus WiFi connection</text:span>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officeooo:rsid="0056ec92" officeooo:paragraph-rsid="0056ec92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rsid="0056ec92" officeooo:paragraph-rsid="0056ec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M2090 : Introduction to Scientific Computing</text:p>
      </style:header>
      <style:footer>
        <text:p text:style-name="MP2"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1:14:47.665081457</meta:creation-date>
    <dc:date>2019-10-30T19:34:26.638610623</dc:date>
    <meta:editing-duration>PT4H13M29S</meta:editing-duration>
    <meta:editing-cycles>132</meta:editing-cycles>
    <meta:generator>LibreOffice/6.0.7.3$Linux_X86_64 LibreOffice_project/00m0$Build-3</meta:generator>
    <meta:document-statistic meta:table-count="3" meta:image-count="0" meta:object-count="0" meta:page-count="3" meta:paragraph-count="86" meta:word-count="652" meta:character-count="4123" meta:non-whitespace-character-count="3546"/>
  </office:meta>
</office:document-meta>
</file>